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OBS01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794217527704015" calcext:value-type="float">
            <text:p>0.7942175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1</text:p>
          </table:table-cell>
          <table:table-cell office:value-type="float" office:value="2" calcext:value-type="float">
            <text:p>2</text:p>
          </table:table-cell>
          <table:table-cell table:formula="of:=[.C2]+RAND()+0.5" office:value-type="float" office:value="1.72197702443775" calcext:value-type="float">
            <text:p>1.7219770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1</text:p>
          </table:table-cell>
          <table:table-cell office:value-type="float" office:value="3" calcext:value-type="float">
            <text:p>3</text:p>
          </table:table-cell>
          <table:table-cell table:formula="of:=[.C3]+RAND()+0.5" office:value-type="float" office:value="2.31066496056312" calcext:value-type="float">
            <text:p>2.3106649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1</text:p>
          </table:table-cell>
          <table:table-cell office:value-type="float" office:value="4" calcext:value-type="float">
            <text:p>4</text:p>
          </table:table-cell>
          <table:table-cell table:formula="of:=[.C4]+RAND()+0.5" office:value-type="float" office:value="3.05902176664183" calcext:value-type="float">
            <text:p>3.0590217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783152890629166" calcext:value-type="float">
            <text:p>0.7831528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2</text:p>
          </table:table-cell>
          <table:table-cell office:value-type="float" office:value="2" calcext:value-type="float">
            <text:p>2</text:p>
          </table:table-cell>
          <table:table-cell table:formula="of:=[.C6]+RAND()-0.5" office:value-type="float" office:value="0.631529563996154" calcext:value-type="float">
            <text:p>0.631529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2</text:p>
          </table:table-cell>
          <table:table-cell office:value-type="float" office:value="3" calcext:value-type="float">
            <text:p>3</text:p>
          </table:table-cell>
          <table:table-cell table:formula="of:=[.C7]+RAND()-0.5" office:value-type="float" office:value="0.920273825536146" calcext:value-type="float">
            <text:p>0.920273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2</text:p>
          </table:table-cell>
          <table:table-cell office:value-type="float" office:value="4" calcext:value-type="float">
            <text:p>4</text:p>
          </table:table-cell>
          <table:table-cell table:formula="of:=[.C8]+RAND()-0.5" office:value-type="float" office:value="0.84894776704327" calcext:value-type="float">
            <text:p>0.84894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3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103611435451518" calcext:value-type="float">
            <text:p>0.1036114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3</text:p>
          </table:table-cell>
          <table:table-cell office:value-type="float" office:value="2" calcext:value-type="float">
            <text:p>2</text:p>
          </table:table-cell>
          <table:table-cell table:formula="of:=[.C10]+RAND()+0.5" office:value-type="float" office:value="0.829740567554069" calcext:value-type="float">
            <text:p>0.8297405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3</text:p>
          </table:table-cell>
          <table:table-cell office:value-type="float" office:value="3" calcext:value-type="float">
            <text:p>3</text:p>
          </table:table-cell>
          <table:table-cell table:formula="of:=[.C11]+RAND()+0.5" office:value-type="float" office:value="2.1408244146074" calcext:value-type="float">
            <text:p>2.1408244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3</text:p>
          </table:table-cell>
          <table:table-cell office:value-type="float" office:value="4" calcext:value-type="float">
            <text:p>4</text:p>
          </table:table-cell>
          <table:table-cell table:formula="of:=[.C12]+RAND()+0.5" office:value-type="float" office:value="3.39698403607257" calcext:value-type="float">
            <text:p>3.3969840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4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560385058454783" calcext:value-type="float">
            <text:p>0.560385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4</text:p>
          </table:table-cell>
          <table:table-cell office:value-type="float" office:value="2" calcext:value-type="float">
            <text:p>2</text:p>
          </table:table-cell>
          <table:table-cell table:formula="of:=[.C14]+RAND()-0.5" office:value-type="float" office:value="0.16562959657874" calcext:value-type="float">
            <text:p>0.165629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4</text:p>
          </table:table-cell>
          <table:table-cell office:value-type="float" office:value="3" calcext:value-type="float">
            <text:p>3</text:p>
          </table:table-cell>
          <table:table-cell table:formula="of:=[.C15]+RAND()-0.5" office:value-type="float" office:value="-0.151955310215115" calcext:value-type="float">
            <text:p>-0.151955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4</text:p>
          </table:table-cell>
          <table:table-cell office:value-type="float" office:value="4" calcext:value-type="float">
            <text:p>4</text:p>
          </table:table-cell>
          <table:table-cell table:formula="of:=[.C16]+RAND()-0.5" office:value-type="float" office:value="-0.0133732919691321" calcext:value-type="float">
            <text:p>-0.01337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5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522777727338218" calcext:value-type="float">
            <text:p>0.522777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5</text:p>
          </table:table-cell>
          <table:table-cell office:value-type="float" office:value="2" calcext:value-type="float">
            <text:p>2</text:p>
          </table:table-cell>
          <table:table-cell table:formula="of:=[.C18]+RAND()+0.5" office:value-type="float" office:value="1.8106862739202" calcext:value-type="float">
            <text:p>1.8106862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5</text:p>
          </table:table-cell>
          <table:table-cell office:value-type="float" office:value="3" calcext:value-type="float">
            <text:p>3</text:p>
          </table:table-cell>
          <table:table-cell table:formula="of:=[.C19]+RAND()+0.5" office:value-type="float" office:value="3.05256559550647" calcext:value-type="float">
            <text:p>3.0525655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5</text:p>
          </table:table-cell>
          <table:table-cell office:value-type="float" office:value="4" calcext:value-type="float">
            <text:p>4</text:p>
          </table:table-cell>
          <table:table-cell table:formula="of:=[.C20]+RAND()+0.5" office:value-type="float" office:value="4.36253117321893" calcext:value-type="float">
            <text:p>4.3625311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6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10832232919897" calcext:value-type="float">
            <text:p>0.310832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6</text:p>
          </table:table-cell>
          <table:table-cell office:value-type="float" office:value="2" calcext:value-type="float">
            <text:p>2</text:p>
          </table:table-cell>
          <table:table-cell table:formula="of:=[.C22]+RAND()-0.5" office:value-type="float" office:value="-0.0591127788877093" calcext:value-type="float">
            <text:p>-0.0591127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6</text:p>
          </table:table-cell>
          <table:table-cell office:value-type="float" office:value="3" calcext:value-type="float">
            <text:p>3</text:p>
          </table:table-cell>
          <table:table-cell table:formula="of:=[.C23]+RAND()-0.5" office:value-type="float" office:value="-0.287393816913054" calcext:value-type="float">
            <text:p>-0.287393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6</text:p>
          </table:table-cell>
          <table:table-cell office:value-type="float" office:value="4" calcext:value-type="float">
            <text:p>4</text:p>
          </table:table-cell>
          <table:table-cell table:formula="of:=[.C24]+RAND()-0.5" office:value-type="float" office:value="-0.335681930142576" calcext:value-type="float">
            <text:p>-0.335681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7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825433197836473" calcext:value-type="float">
            <text:p>0.825433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7</text:p>
          </table:table-cell>
          <table:table-cell office:value-type="float" office:value="2" calcext:value-type="float">
            <text:p>2</text:p>
          </table:table-cell>
          <table:table-cell table:formula="of:=[.C26]+RAND()+0.5" office:value-type="float" office:value="1.79173187066256" calcext:value-type="float">
            <text:p>1.7917318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7</text:p>
          </table:table-cell>
          <table:table-cell office:value-type="float" office:value="3" calcext:value-type="float">
            <text:p>3</text:p>
          </table:table-cell>
          <table:table-cell table:formula="of:=[.C27]+RAND()+0.5" office:value-type="float" office:value="3.1073341750722" calcext:value-type="float">
            <text:p>3.1073341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7</text:p>
          </table:table-cell>
          <table:table-cell office:value-type="float" office:value="4" calcext:value-type="float">
            <text:p>4</text:p>
          </table:table-cell>
          <table:table-cell table:formula="of:=[.C28]+RAND()+0.5" office:value-type="float" office:value="3.62287176819682" calcext:value-type="float">
            <text:p>3.6228717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8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04341355040329" calcext:value-type="float">
            <text:p>0.30434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8</text:p>
          </table:table-cell>
          <table:table-cell office:value-type="float" office:value="2" calcext:value-type="float">
            <text:p>2</text:p>
          </table:table-cell>
          <table:table-cell table:formula="of:=[.C30]+RAND()-0.5" office:value-type="float" office:value="0.798182160459158" calcext:value-type="float">
            <text:p>0.798182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8</text:p>
          </table:table-cell>
          <table:table-cell office:value-type="float" office:value="3" calcext:value-type="float">
            <text:p>3</text:p>
          </table:table-cell>
          <table:table-cell table:formula="of:=[.C31]+RAND()-0.5" office:value-type="float" office:value="0.916746522745212" calcext:value-type="float">
            <text:p>0.9167465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8</text:p>
          </table:table-cell>
          <table:table-cell office:value-type="float" office:value="4" calcext:value-type="float">
            <text:p>4</text:p>
          </table:table-cell>
          <table:table-cell table:formula="of:=[.C32]+RAND()-0.5" office:value-type="float" office:value="1.13197225037054" calcext:value-type="float">
            <text:p>1.131972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09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47679324815614" calcext:value-type="float">
            <text:p>0.4767932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9</text:p>
          </table:table-cell>
          <table:table-cell office:value-type="float" office:value="2" calcext:value-type="float">
            <text:p>2</text:p>
          </table:table-cell>
          <table:table-cell table:formula="of:=[.C34]+RAND()+0.5" office:value-type="float" office:value="1.10213404512072" calcext:value-type="float">
            <text:p>1.1021340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9</text:p>
          </table:table-cell>
          <table:table-cell office:value-type="float" office:value="3" calcext:value-type="float">
            <text:p>3</text:p>
          </table:table-cell>
          <table:table-cell table:formula="of:=[.C35]+RAND()+0.5" office:value-type="float" office:value="2.40706682223635" calcext:value-type="float">
            <text:p>2.4070668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09</text:p>
          </table:table-cell>
          <table:table-cell office:value-type="float" office:value="4" calcext:value-type="float">
            <text:p>4</text:p>
          </table:table-cell>
          <table:table-cell table:formula="of:=[.C36]+RAND()+0.5" office:value-type="float" office:value="2.96389570104874" calcext:value-type="float">
            <text:p>2.963895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10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602942786020662" calcext:value-type="float">
            <text:p>0.60294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0</text:p>
          </table:table-cell>
          <table:table-cell office:value-type="float" office:value="2" calcext:value-type="float">
            <text:p>2</text:p>
          </table:table-cell>
          <table:table-cell table:formula="of:=[.C38]+RAND()-0.5" office:value-type="float" office:value="0.809809197136669" calcext:value-type="float">
            <text:p>0.809809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0</text:p>
          </table:table-cell>
          <table:table-cell office:value-type="float" office:value="3" calcext:value-type="float">
            <text:p>3</text:p>
          </table:table-cell>
          <table:table-cell table:formula="of:=[.C39]+RAND()-0.5" office:value-type="float" office:value="1.28031553630378" calcext:value-type="float">
            <text:p>1.2803155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0</text:p>
          </table:table-cell>
          <table:table-cell office:value-type="float" office:value="4" calcext:value-type="float">
            <text:p>4</text:p>
          </table:table-cell>
          <table:table-cell table:formula="of:=[.C40]+RAND()-0.5" office:value-type="float" office:value="1.77297573425864" calcext:value-type="float">
            <text:p>1.772975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1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157864056569771" calcext:value-type="float">
            <text:p>0.1578640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11</text:p>
          </table:table-cell>
          <table:table-cell office:value-type="float" office:value="2" calcext:value-type="float">
            <text:p>2</text:p>
          </table:table-cell>
          <table:table-cell table:formula="of:=[.C42]+RAND()+0.5" office:value-type="float" office:value="1.01436882434186" calcext:value-type="float">
            <text:p>1.0143688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11</text:p>
          </table:table-cell>
          <table:table-cell office:value-type="float" office:value="3" calcext:value-type="float">
            <text:p>3</text:p>
          </table:table-cell>
          <table:table-cell table:formula="of:=[.C43]+RAND()+0.5" office:value-type="float" office:value="2.02389899815754" calcext:value-type="float">
            <text:p>2.0238989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11</text:p>
          </table:table-cell>
          <table:table-cell office:value-type="float" office:value="4" calcext:value-type="float">
            <text:p>4</text:p>
          </table:table-cell>
          <table:table-cell table:formula="of:=[.C44]+RAND()+0.5" office:value-type="float" office:value="3.21692861329727" calcext:value-type="float">
            <text:p>3.2169286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12</text:p>
          </table:table-cell>
          <table:table-cell office:value-type="float" office:value="1" calcext:value-type="float">
            <text:p>1</text:p>
          </table:table-cell>
          <table:table-cell table:formula="of:=RAND()" office:value-type="float" office:value="0.378019964137436" calcext:value-type="float">
            <text:p>0.378019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2</text:p>
          </table:table-cell>
          <table:table-cell office:value-type="float" office:value="2" calcext:value-type="float">
            <text:p>2</text:p>
          </table:table-cell>
          <table:table-cell table:formula="of:=[.C46]+RAND()-0.5" office:value-type="float" office:value="-0.0530131302197292" calcext:value-type="float">
            <text:p>-0.053013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2</text:p>
          </table:table-cell>
          <table:table-cell office:value-type="float" office:value="3" calcext:value-type="float">
            <text:p>3</text:p>
          </table:table-cell>
          <table:table-cell table:formula="of:=[.C47]+RAND()-0.5" office:value-type="float" office:value="-0.110230362595396" calcext:value-type="float">
            <text:p>-0.1102303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12</text:p>
          </table:table-cell>
          <table:table-cell office:value-type="float" office:value="4" calcext:value-type="float">
            <text:p>4</text:p>
          </table:table-cell>
          <table:table-cell table:formula="of:=[.C48]+RAND()-0.5" office:value-type="float" office:value="-0.105359537115647" calcext:value-type="float">
            <text:p>-0.105359537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3:37:26.935668024</meta:creation-date>
    <dc:date>2018-10-25T23:46:26.529572315</dc:date>
    <meta:editing-duration>PT8M59S</meta:editing-duration>
    <meta:editing-cycles>2</meta:editing-cycles>
    <meta:generator>LibreOffice/5.1.6.2$Linux_X86_64 LibreOffice_project/10m0$Build-2</meta:generator>
    <meta:document-statistic meta:table-count="1" meta:cell-count="196" meta:object-count="0"/>
  </office:meta>
</office:document-meta>
</file>